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8cm" fo:min-width="2.742cm"/>
    </style:style>
    <style:style style:name="gr2" style:family="graphic" style:parent-style-name="standard">
      <style:graphic-properties draw:textarea-horizontal-align="justify" draw:textarea-vertical-align="middle" draw:auto-grow-height="false" fo:min-height="1.851cm" fo:min-width="3.942cm"/>
    </style:style>
    <style:style style:name="gr3" style:family="graphic" style:parent-style-name="standard">
      <style:graphic-properties draw:textarea-horizontal-align="justify" draw:textarea-vertical-align="middle" draw:auto-grow-height="false" fo:min-height="1.17cm" fo:min-width="1.89cm"/>
    </style:style>
    <style:style style:name="gr4" style:family="graphic" style:parent-style-name="standard">
      <style:graphic-properties draw:textarea-horizontal-align="justify" draw:textarea-vertical-align="middle" draw:auto-grow-height="false" fo:min-height="1.37cm" fo:min-width="3.14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2.968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3.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3.272cm"/>
    </style:style>
    <style:style style:name="gr9" style:family="graphic" style:parent-style-name="standard">
      <style:graphic-properties draw:textarea-horizontal-align="justify" draw:textarea-vertical-align="middle" draw:auto-grow-height="false" fo:min-height="0.8cm" fo:min-width="1.7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11" style:family="graphic" style:parent-style-name="standard">
      <style:graphic-properties draw:textarea-horizontal-align="justify" draw:textarea-vertical-align="middle" draw:auto-grow-height="false" fo:min-height="1.451cm" fo:min-width="2.234cm"/>
    </style:style>
    <style:style style:name="gr12" style:family="graphic" style:parent-style-name="standard">
      <style:graphic-properties draw:textarea-horizontal-align="justify" draw:textarea-vertical-align="middle" draw:auto-grow-height="false" fo:min-height="1.325cm" fo:min-width="3.5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4cm" svg:x="9cm" svg:y="1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7" draw:id="id7" draw:layer="layout" svg:width="7.3cm" svg:height="2.1cm" svg:x="7.2cm" svg:y="3.2cm">
          <text:p text:style-name="P1">Display Home </text:p>
          <text:p text:style-name="P1">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" draw:id="id1" draw:layer="layout" svg:width="4.78cm" svg:height="2.84cm" svg:x="8.1cm" svg:y="5.96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2" draw:id="id2" draw:layer="layout" svg:width="5.996cm" svg:height="1.619cm" draw:transform="rotate (0.00575958653158129) translate (-0.105cm 9.835cm)">
          <text:p text:style-name="P1">Display Team </text:p>
          <text:p text:style-name="P1">Shee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4" draw:id="id4" draw:layer="layout" svg:width="5.7cm" svg:height="1.8cm" svg:x="5.3cm" svg:y="9.9cm">
          <text:p text:style-name="P1">Display Squa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5" draw:id="id5" draw:layer="layout" svg:width="5.7cm" svg:height="1.8cm" svg:x="10.3cm" svg:y="9.8cm">
          <text:p text:style-name="P1">Display </text:p>
          <text:p text:style-name="P1">Match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3" draw:id="id3" draw:layer="layout" svg:width="5.7cm" svg:height="1.8cm" svg:x="15.2cm" svg:y="9.8cm">
          <text:p text:style-name="P1">Display Goal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13" draw:id="id13" draw:layer="layout" svg:width="4.1cm" svg:height="1.2cm" svg:x="20.9cm" svg:y="10.1cm">
          <text:p text:style-name="P1">Exi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10.7cm" svg:y1="2.5cm" svg:x2="10.7cm" svg:y2="3.3cm">
          <text:p/>
        </draw:line>
        <draw:line draw:style-name="gr7" draw:text-style-name="P1" draw:layer="layout" svg:x1="10.6cm" svg:y1="5.3cm" svg:x2="10.5cm" svg:y2="6cm">
          <text:p/>
        </draw:line>
        <draw:connector draw:style-name="gr7" draw:text-style-name="P1" draw:layer="layout" svg:x1="8.1cm" svg:y1="7.38cm" svg:x2="3.492cm" svg:y2="9.813cm" draw:start-shape="id1" draw:start-glue-point="5" draw:end-shape="id2" draw:end-glue-point="4" svg:d="M8100 7380h-4608v2433" svg:viewBox="0 0 4609 2434">
          <text:p/>
        </draw:connector>
        <draw:connector draw:style-name="gr7" draw:text-style-name="P1" draw:layer="layout" svg:x1="12.88cm" svg:y1="7.38cm" svg:x2="18.05cm" svg:y2="9.8cm" draw:start-shape="id1" draw:start-glue-point="7" draw:end-shape="id3" draw:end-glue-point="5" svg:d="M12880 7380h5170v2420" svg:viewBox="0 0 5171 2421">
          <text:p/>
        </draw:connector>
        <draw:connector draw:style-name="gr7" draw:text-style-name="P1" draw:layer="layout" svg:x1="10.49cm" svg:y1="8.8cm" svg:x2="8.72cm" svg:y2="9.9cm" draw:start-shape="id1" draw:start-glue-point="6" draw:end-shape="id4" draw:end-glue-point="4" svg:d="M10490 8800v551h-1770v549" svg:viewBox="0 0 1771 1101">
          <text:p/>
        </draw:connector>
        <draw:connector draw:style-name="gr7" draw:text-style-name="P1" draw:layer="layout" svg:x1="10.49cm" svg:y1="8.8cm" svg:x2="13.15cm" svg:y2="9.8cm" draw:start-shape="id1" draw:start-glue-point="6" draw:end-shape="id5" draw:end-glue-point="5" svg:d="M10490 8800v501h2660v499" svg:viewBox="0 0 2661 1001">
          <text:p/>
        </draw:connector>
        <draw:custom-shape draw:style-name="gr3" draw:text-style-name="P1" xml:id="id6" draw:id="id6" draw:layer="layout" svg:width="4.78cm" svg:height="2.84cm" svg:x="5.3cm" svg:y="12.4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1" draw:layer="layout" svg:x1="7.7cm" svg:y1="11.7cm" svg:x2="7.7cm" svg:y2="12.5cm">
          <text:p/>
        </draw:line>
        <draw:custom-shape draw:style-name="gr8" draw:text-style-name="P1" xml:id="id8" draw:id="id8" draw:layer="layout" svg:width="6.2cm" svg:height="1.6cm" svg:x="4.1cm" svg:y="16.2cm">
          <text:p text:style-name="P1">Display Add</text:p>
          <text:p text:style-name="P1"><text:s/>Player 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5.3cm" svg:y1="13.82cm" svg:x2="7.93cm" svg:y2="4.25cm" draw:start-shape="id6" draw:start-glue-point="5" draw:end-shape="id7" draw:end-glue-point="6" svg:d="M5300 13820h-501v-9570h3131" svg:viewBox="0 0 3132 9571">
          <text:p/>
        </draw:connector>
        <draw:connector draw:style-name="gr7" draw:text-style-name="P1" draw:layer="layout" draw:type="lines" svg:x1="7.69cm" svg:y1="15.24cm" svg:x2="7.82cm" svg:y2="16.2cm" draw:start-shape="id6" draw:start-glue-point="6" draw:end-shape="id8" draw:end-glue-point="4" svg:d="M7690 15240v502l130-43v501" svg:viewBox="0 0 131 961">
          <text:p/>
        </draw:connector>
        <draw:custom-shape draw:style-name="gr9" draw:text-style-name="P1" xml:id="id10" draw:id="id10" draw:layer="layout" svg:width="4.4cm" svg:height="2.1cm" svg:x="5cm" svg:y="21.5cm">
          <text:p text:style-name="P1">Player </text:p>
          <text:p text:style-name="P1">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draw:type="line" svg:x1="7.2cm" svg:y1="17.8cm" svg:x2="7.25cm" svg:y2="18.5cm" draw:start-shape="id8" draw:start-glue-point="8" draw:end-shape="id9" draw:end-glue-point="4" svg:d="M7200 17800l50 700" svg:viewBox="0 0 51 701">
          <text:p/>
        </draw:connector>
        <draw:custom-shape draw:style-name="gr8" draw:text-style-name="P1" xml:id="id11" draw:id="id11" draw:layer="layout" svg:width="6.2cm" svg:height="1.6cm" svg:x="9.9cm" svg:y="20.1cm">
          <text:p text:style-name="P1">Player Details</text:p>
          <text:p text:style-name="P1"><text:s/>Enter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9" draw:id="id9" draw:layer="layout" svg:width="5.3cm" svg:height="2.2cm" svg:x="4.6cm" svg:y="18.5cm">
          <text:p text:style-name="P1">Validate New</text:p>
          <text:p text:style-name="P1"><text:s/>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7.25cm" svg:y1="20.7cm" svg:x2="7.2cm" svg:y2="21.5cm" draw:start-shape="id9" draw:start-glue-point="6" draw:end-shape="id10" draw:end-glue-point="4" svg:d="M7250 20700v401h-50v399" svg:viewBox="0 0 51 801">
          <text:p/>
        </draw:connector>
        <draw:connector draw:style-name="gr7" draw:text-style-name="P1" draw:layer="layout" svg:x1="9.4cm" svg:y1="22.55cm" svg:x2="12.368cm" svg:y2="21.7cm" draw:start-shape="id10" draw:start-glue-point="7" draw:end-shape="id11" draw:end-glue-point="7" svg:d="M9400 22550h2968v-850" svg:viewBox="0 0 2969 851">
          <text:p/>
        </draw:connector>
        <draw:connector draw:style-name="gr7" draw:text-style-name="P1" draw:layer="layout" svg:x1="13cm" svg:y1="20.1cm" svg:x2="9.9cm" svg:y2="19.6cm" draw:start-shape="id11" draw:start-glue-point="5" draw:end-shape="id9" draw:end-glue-point="7" svg:d="M13000 20100v-500h-3100" svg:viewBox="0 0 3101 501">
          <text:p/>
        </draw:connector>
        <draw:connector draw:style-name="gr7" draw:text-style-name="P1" draw:layer="layout" svg:x1="5.1cm" svg:y1="25.35cm" svg:x2="5.87cm" svg:y2="10.8cm" draw:start-shape="id12" draw:start-glue-point="5" draw:end-shape="id4" draw:end-glue-point="6" svg:d="M5100 25350h-501v-14550h1271" svg:viewBox="0 0 1272 14551">
          <text:p/>
        </draw:connector>
        <draw:custom-shape draw:style-name="gr11" draw:text-style-name="P1" xml:id="id12" draw:id="id12" draw:layer="layout" svg:width="4.1cm" svg:height="1.7cm" svg:x="5.1cm" svg:y="24.5cm">
          <text:p text:style-name="P1">Player</text:p>
          <text:p text:style-name="P1">Stored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7" draw:text-style-name="P1" draw:layer="layout" draw:type="lines" svg:x1="7.2cm" svg:y1="23.6cm" svg:x2="7.15cm" svg:y2="24.5cm" draw:start-shape="id10" draw:start-glue-point="6" draw:end-shape="id12" draw:end-glue-point="4" svg:d="M7200 23600v502l-50-103v501" svg:viewBox="0 0 51 901">
          <text:p/>
        </draw:connector>
        <draw:custom-shape draw:style-name="gr12" draw:text-style-name="P1" xml:id="id14" draw:id="id14" draw:layer="layout" svg:width="4.4cm" svg:height="1.7cm" svg:x="20.9cm" svg:y="12.8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12.88cm" svg:y1="7.38cm" svg:x2="22.95cm" svg:y2="10.1cm" draw:start-shape="id1" draw:start-glue-point="7" draw:end-shape="id13" draw:end-glue-point="4" svg:d="M12880 7380h10070v2720" svg:viewBox="0 0 10071 2721">
          <text:p/>
        </draw:connector>
        <draw:connector draw:style-name="gr7" draw:text-style-name="P1" draw:layer="layout" draw:type="line" svg:x1="22.95cm" svg:y1="11.3cm" svg:x2="23.1cm" svg:y2="12.8cm" draw:start-shape="id13" draw:start-glue-point="6" draw:end-shape="id14" svg:d="M22950 11300l150 1500" svg:viewBox="0 0 15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1:03:53.598000000</meta:creation-date>
    <dc:date>2015-11-23T12:03:32.845000000</dc:date>
    <meta:editing-duration>PT29M17S</meta:editing-duration>
    <meta:editing-cycles>1</meta:editing-cycles>
    <meta:document-statistic meta:object-count="32"/>
    <meta:generator>LibreOffice/4.3.7.2$Windows_x86 LibreOffice_project/8a35821d8636a03b8bf4e15b48f59794652c68ba</meta:generator>
  </office:meta>
</office:document-meta>
</file>